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48a5" officeooo:paragraph-rsid="000b48a5"/>
    </style:style>
    <style:style style:name="P2" style:family="paragraph" style:parent-style-name="Standard">
      <style:text-properties officeooo:rsid="000b48a5" officeooo:paragraph-rsid="000b48a5"/>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fo:color="#1a1718" style:font-name="Helvetica" fo:font-size="10pt" style:font-size-asian="10pt"/>
    </style:style>
    <style:style style:name="T2" style:family="text">
      <style:text-properties fo:color="#1a1718" style:font-name="Times-Roman" fo:font-size="10pt" style:font-size-asian="10pt"/>
    </style:style>
    <style:style style:name="T3" style:family="text">
      <style:text-properties fo:color="#1a1718" style:font-name="Times-Roman" fo:font-size="10pt" officeooo:rsid="000e2971" style:font-size-asian="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1_850397856"/><text:bookmark-start text:name="__DdeLink__6_850397856"/>Jobs associated with a country are not legion. Yet, everybody has heard of the traditional 'swiss banker'. In the news, books or movies, swiss banks are omnipresent. Bank secrecy, tax evasion, US fines, they have been lately the target of numerous controversies. Is the stereotype of Switzerland country of bankers nevertheless well-deserved? The answer in figures.<text:bookmark-end text:name="__DdeLink__1_850397856"/><text:bookmark-end text:name="__DdeLink__6_850397856"/></text:p>
      <text:p text:style-name="P1"/>
      <text:p text:style-name="P1">Banks and employment</text:p>
      <text:p text:style-name="P1">How prevalent really is the swiss banker? The following graphic represents all the jobs in Switzerland by economic divisions in 2008, areas are proportional to the number of jobs.</text:p>
      <text:p text:style-name="P1">content/41853184</text:p>
      <text:p text:style-name="P1">In the chart above, there is no specific category for just bankers, but Financial Intermediation covers all jobs in financial services: banks, insurance, pension funds, … So out of the total swiss workforce:</text:p>
      <text:p text:style-name="P1">5.8% works in financial services, that is 1 out 17 people. A workforce somewhat inferior to education or to the hotel and restaurant industry</text:p>
      <text:p text:style-name="P1">Out of the whole workforce in financial services, about a third is working for an insurance company. </text:p>
      <text:p text:style-name="P1">How does that compare with other countries?</text:p>
      <text:p text:style-name="P1">content/41853198</text:p>
      <text:p text:style-name="P1">Countries like UK or US have workforce working in financial services nearly as important.</text:p>
      <text:p text:style-name="P1"/>
      <text:p text:style-name="P1">Banks and economy</text:p>
      <text:p text:style-name="P1">What is the contribution of the financial activities to the country's economy? </text:p>
      <text:p text:style-name="P1">Content/41853218</text:p>
      <text:p text:style-name="P1"/>
      <text:p text:style-name="P1"/>
      <text:p text:style-name="P1"><text:span text:style-name="T1">Offshore wealth, defined as assets booked in a country where the investor has no legal residence or tax domicile, rose by 6.1 percent in 2012 to $8.5 trillion,</text:span></text:p>
      <text:p text:style-name="P1"/>
      <text:p text:style-name="P1"/>
      <text:p text:style-name="P3"><text:span text:style-name="T2">By our estimation, global household wealth in mid- 2013 totaled USD 241 trillion </text:span><text:span text:style-name="T3">(Crédit Suisse, global wealth Report 201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09:35:16.359577000</meta:creation-date>
    <dc:date>2014-06-12T16:15:34.256898000</dc:date>
    <meta:editing-duration>PT2H25M45S</meta:editing-duration>
    <meta:editing-cycles>3</meta:editing-cycles>
    <meta:generator>LibreOffice/4.2.4.2$MacOSX_x86 LibreOffice_project/63150712c6d317d27ce2db16eb94c2f3d7b699f8</meta:generator>
    <meta:document-statistic meta:table-count="0" meta:image-count="0" meta:object-count="0" meta:page-count="1" meta:paragraph-count="15" meta:word-count="248" meta:character-count="1571" meta:non-whitespace-character-count="1336"/>
  </office:meta>
</office:document-meta>
</file>